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40000001017F02534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bedcff"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vertical-align="middle" draw:auto-grow-height="false" fo:min-height="0.749cm" fo:min-width="0.499cm"/>
    </style:style>
    <style:style style:name="gr4" style:family="graphic" style:parent-style-name="standard">
      <style:graphic-properties draw:fill="solid" draw:fill-color="#cca995"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385cm" fo:min-width="0.31cm"/>
    </style:style>
    <style:style style:name="gr6" style:family="graphic">
      <style:graphic-properties style:protect="size"/>
    </style:style>
    <style:style style:name="gr7" style:family="graphic" style:parent-style-name="standard">
      <style:graphic-properties draw:fill="solid" draw:fill-color="#cca995" draw:textarea-horizontal-align="justify" draw:textarea-vertical-align="middle" draw:auto-grow-height="false"/>
    </style:style>
    <style:style style:name="gr8" style:family="graphic" style:parent-style-name="standard">
      <style:graphic-properties draw:fill="solid" draw:fill-color="#911531"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false" fo:min-height="0.385cm" fo:min-width="0.109cm"/>
    </style:style>
    <style:style style:name="gr12" style:family="graphic" style:parent-style-name="standard">
      <style:graphic-properties draw:fill="solid" draw:fill-color="#bedcff" draw:textarea-vertical-align="middle" draw:auto-grow-height="false" fo:min-height="0.749cm" fo:min-width="0.499cm"/>
    </style:style>
    <style:style style:name="gr13" style:family="graphic" style:parent-style-name="standard">
      <style:graphic-properties draw:fill="solid" draw:fill-color="#00ff00" draw:textarea-vertical-align="middle" draw:auto-grow-height="false" fo:min-height="0.749cm" fo:min-width="0.499cm"/>
    </style:style>
    <style:style style:name="gr14" style:family="graphic" style:parent-style-name="standard">
      <style:graphic-properties draw:fill="solid" draw:fill-color="#ffff00" draw:textarea-vertical-align="middle" draw:auto-grow-height="false" fo:min-height="0.749cm" fo:min-width="0.499cm"/>
    </style:style>
    <style:style style:name="gr15" style:family="graphic" style:parent-style-name="standard">
      <style:graphic-properties draw:fill="solid" draw:fill-color="#bedc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false" fo:min-height="2.075cm" fo:min-width="3.523cm"/>
    </style:style>
    <style:style style:name="gr17" style:family="graphic" style:parent-style-name="standard">
      <style:graphic-properties draw:stroke="none" svg:stroke-color="#000000" draw:fill="none" draw:fill-color="#ffffff" draw:textarea-horizontal-align="left" draw:auto-grow-height="true" draw:auto-grow-width="false" fo:min-height="2.075cm" fo:min-width="3.524cm"/>
    </style:style>
    <style:style style:name="gr18" style:family="graphic" style:parent-style-name="standard">
      <style:graphic-properties draw:fill="solid" draw:fill-color="#911531" draw:textarea-horizontal-align="justify" draw:textarea-vertical-align="middle" draw:auto-grow-height="false"/>
    </style:style>
    <style:style style:name="gr19" style:family="graphic" style:parent-style-name="standard">
      <style:graphic-properties draw:fill="solid" draw:fill-color="#911531" draw:textarea-horizontal-align="justify" draw:textarea-vertical-align="middle" draw:auto-grow-height="false" fo:min-height="0cm" fo:min-width="0cm"/>
    </style:style>
    <style:style style:name="gr20" style:family="graphic" style:parent-style-name="standard">
      <style:graphic-properties draw:fill="solid" draw:fill-color="#7491a1" draw:textarea-horizontal-align="justify" draw:textarea-vertical-align="middle" draw:auto-grow-height="fals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7491a1" draw:textarea-vertical-align="middle" draw:auto-grow-height="false" fo:min-height="0.749cm" fo:min-width="0.499cm"/>
    </style:style>
    <style:style style:name="pr1" style:family="presentation" style:parent-style-name="Standard-notes">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fo:font-weight="bold"/>
    </style:style>
    <style:style style:name="P3" style:family="paragraph">
      <style:paragraph-properties fo:margin-left="0cm" fo:margin-right="0cm" fo:text-align="center" fo:text-indent="0cm"/>
      <style:text-properties fo:font-size="18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2pt" fo:font-weight="bold"/>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align="center" fo:text-indent="0cm"/>
      <style:text-properties fo:font-size="36pt" fo:font-weight="bold"/>
    </style:style>
    <style:style style:name="P9" style:family="paragraph">
      <style:paragraph-properties fo:margin-left="0.6cm" fo:margin-right="0cm" fo:text-indent="-0.6cm"/>
    </style:style>
    <style:style style:name="P10" style:family="paragraph">
      <style:paragraph-properties fo:margin-left="0cm" fo:margin-right="0cm" fo:text-indent="0cm"/>
      <style:text-properties fo:font-size="18pt"/>
    </style:style>
    <style:style style:name="P11" style:family="paragraph">
      <style:paragraph-properties fo:margin-left="0cm" fo:margin-right="0cm" fo:text-indent="0cm"/>
      <style:text-properties fo:font-size="14pt"/>
    </style:style>
    <style:style style:name="P12" style:family="paragraph">
      <style:paragraph-properties fo:margin-left="0cm" fo:margin-right="0cm" fo:text-align="center" fo:text-indent="0cm"/>
      <style:text-properties fo:font-size="32pt"/>
    </style:style>
    <style:style style:name="P13" style:family="paragraph">
      <style:paragraph-properties fo:margin-left="0cm" fo:margin-right="0cm" fo:text-indent="0cm"/>
      <style:text-properties fo:font-size="48pt" fo:font-weight="bold"/>
    </style:style>
    <style:style style:name="P14" style:family="paragraph">
      <style:paragraph-properties fo:margin-left="0cm" fo:margin-right="0cm" fo:text-align="center" fo:text-indent="0cm"/>
      <style:text-properties fo:color="#ffffff" fo:font-size="14pt"/>
    </style:style>
    <style:style style:name="P15" style:family="paragraph">
      <style:paragraph-properties fo:margin-left="0cm" fo:margin-right="0cm" fo:text-align="center" fo:text-indent="0cm"/>
      <style:text-properties fo:color="#ffffff" fo:font-size="18pt"/>
    </style:style>
    <style:style style:name="P16" style:family="paragraph">
      <style:paragraph-properties fo:text-align="center"/>
      <style:text-properties fo:color="#ffffff"/>
    </style:style>
    <style:style style:name="P17" style:family="paragraph">
      <style:paragraph-properties fo:text-align="center"/>
      <style:text-properties fo:font-size="32pt"/>
    </style:style>
    <style:style style:name="P18" style:family="paragraph">
      <style:paragraph-properties fo:text-align="center"/>
      <style:text-properties fo:font-size="26pt"/>
    </style:style>
    <style:style style:name="P19" style:family="paragraph">
      <style:paragraph-properties fo:margin-left="0cm" fo:margin-right="0cm" fo:text-align="center" fo:text-indent="0cm"/>
      <style:text-properties fo:font-size="26pt"/>
    </style:style>
    <style:style style:name="P20" style:family="paragraph">
      <style:paragraph-properties fo:text-align="center"/>
      <style:text-properties fo:color="#ffffff" fo:font-weight="bold"/>
    </style:style>
    <style:style style:name="P21" style:family="paragraph">
      <style:paragraph-properties fo:text-align="center"/>
      <style:text-properties fo:color="#ffffff" fo:font-size="14pt"/>
    </style:style>
    <style:style style:name="P22" style:family="paragraph">
      <style:paragraph-properties fo:margin-left="0cm" fo:margin-right="0cm" fo:text-align="center" fo:text-indent="0cm"/>
      <style:text-properties fo:color="#ffffff"/>
    </style:style>
    <style:style style:name="T1" style:family="text">
      <style:text-properties fo:font-size="12pt" fo:font-weight="bold"/>
    </style:style>
    <style:style style:name="T2" style:family="text">
      <style:text-properties fo:font-size="18pt"/>
    </style:style>
    <style:style style:name="T3" style:family="text">
      <style:text-properties fo:font-size="36pt" fo:font-weight="bold"/>
    </style:style>
    <style:style style:name="T4" style:family="text">
      <style:text-properties fo:font-size="14pt"/>
    </style:style>
    <style:style style:name="T5" style:family="text">
      <style:text-properties fo:font-size="32pt"/>
    </style:style>
    <style:style style:name="T6" style:family="text">
      <style:text-properties fo:font-size="48pt" fo:font-weight="bold"/>
    </style:style>
    <style:style style:name="T7" style:family="text">
      <style:text-properties fo:color="#ffffff" fo:font-size="14pt"/>
    </style:style>
    <style:style style:name="T8" style:family="text">
      <style:text-properties fo:color="#ffffff" fo:font-size="18pt"/>
    </style:style>
    <style:style style:name="T9" style:family="text">
      <style:text-properties fo:color="#ffffff"/>
    </style:style>
    <style:style style:name="T10" style:family="text">
      <style:text-properties fo:font-size="26pt"/>
    </style:style>
    <style:style style:name="T11" style:family="text">
      <style:text-properties fo:color="#ffffff"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g>
          <draw:custom-shape draw:style-name="gr1" draw:text-style-name="P2" draw:layer="layout" svg:width="5.143cm" svg:height="3.857cm" svg:x="13.097cm" svg:y="15.71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3.097cm" svg:y="19.56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3.097cm" svg:y="19.56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3.097cm" svg:y="19.567cm">
            <text:p text:style-name="P1"><text:span text:style-name="T1">JVM/Java</text:span></text:p>
            <draw:enhanced-geometry svg:viewBox="0 0 21600 21600" draw:glue-points="10800 0 0 10800 10800 21600 21600 10800" draw:type="flowchart-process" draw:enhanced-path="M 0 0 L 21600 0 21600 21600 0 21600 0 0 Z N"/>
          </draw:custom-shape>
        </draw:g>
        <draw:custom-shape draw:style-name="gr2" draw:text-style-name="P3" draw:layer="layout" svg:width="10.798cm" svg:height="3.238cm" svg:x="7.483cm" svg:y="7.339cm">
          <text:p text:style-name="P1"><text:span text:style-name="T1">Transla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1.792cm" svg:height="0.896cm" svg:x="12.009cm" svg:y="9.681cm">
          <text:p text:style-name="P5"/>
          <draw:enhanced-geometry svg:viewBox="0 0 883 890" draw:mirror-horizontal="false" draw:mirror-vertical="fals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1.26cm" svg:height="0.747cm" svg:x="21.833cm" svg:y="5cm">
          <draw:text-box>
            <text:p text:style-name="P5"><text:span text:style-name="T1">Py</text:span></text:p>
          </draw:text-box>
        </draw:frame>
        <draw:frame draw:style-name="gr5" draw:text-style-name="P6" draw:layer="layout" svg:width="1.5cm" svg:height="0.747cm" svg:x="23.857cm" svg:y="8cm">
          <draw:text-box>
            <text:p text:style-name="P5"><text:span text:style-name="T1">RPy</text:span></text:p>
          </draw:text-box>
        </draw:frame>
        <draw:custom-shape draw:style-name="gr4" draw:text-style-name="P2"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989cm" svg:height="0.747cm" svg:x="14.976cm" svg:y="1.5cm">
          <draw:text-box>
            <text:p text:style-name="P5"><text:span text:style-name="T1">Javascript</text:span></text:p>
          </draw:text-box>
        </draw:frame>
        <draw:frame draw:style-name="gr5" draw:text-style-name="P6" draw:layer="layout" svg:width="1.5cm" svg:height="0.747cm" svg:x="17cm" svg:y="4.5cm">
          <draw:text-box>
            <text:p text:style-name="P5"><text:span text:style-name="T1">RPy</text:span></text:p>
          </draw:text-box>
        </draw:frame>
        <draw:custom-shape draw:style-name="gr4" draw:text-style-name="P2"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524cm" svg:height="0.747cm" svg:x="8.476cm" svg:y="1cm">
          <draw:text-box>
            <text:p text:style-name="P5"><text:span text:style-name="T1">Prolog</text:span></text:p>
          </draw:text-box>
        </draw:frame>
        <draw:frame draw:style-name="gr5" draw:text-style-name="P6" draw:layer="layout" svg:width="1.5cm" svg:height="0.747cm" svg:x="10.5cm" svg:y="4cm">
          <draw:text-box>
            <text:p text:style-name="P5"><text:span text:style-name="T1">RPy</text:span></text:p>
          </draw:text-box>
        </draw:frame>
        <draw:custom-shape draw:style-name="gr4" draw:text-style-name="P2"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3.167cm" svg:height="0.747cm" svg:x="2.333cm" svg:y="3.643cm">
          <draw:text-box>
            <text:p text:style-name="P5"><text:span text:style-name="T1">Squeak</text:span></text:p>
          </draw:text-box>
        </draw:frame>
        <draw:frame draw:style-name="gr5" draw:text-style-name="P6" draw:layer="layout" svg:width="1.5cm" svg:height="0.747cm" svg:x="4.357cm" svg:y="6.643cm">
          <draw:text-box>
            <text:p text:style-name="P5"><text:span text:style-name="T1">RPy</text:span></text:p>
          </draw:text-box>
        </draw:frame>
        <draw:g>
          <draw:custom-shape draw:style-name="gr1" draw:text-style-name="P2" draw:layer="layout" svg:width="5.143cm" svg:height="3.857cm" svg:x="17.939cm" svg:y="11.688cm">
            <text:p text:style-name="P1"><text:span text:style-name="T1">PyPy</text:span></text:p>
            <text:p text:style-name="P1"><text:span text:style-name="T1">with JI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7.939cm" svg:y="15.545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7.939cm" svg:y="15.545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7.939cm" svg:y="15.545cm">
            <text:p text:style-name="P1"><text:span text:style-name="T1">POSIX</text:span></text:p>
            <draw:enhanced-geometry svg:viewBox="0 0 21600 21600" draw:glue-points="10800 0 0 10800 10800 21600 21600 10800" draw:type="flowchart-process" draw:enhanced-path="M 0 0 L 21600 0 21600 21600 0 21600 0 0 Z N"/>
          </draw:custom-shape>
        </draw:g>
        <draw:g>
          <draw:custom-shape draw:style-name="gr1" draw:text-style-name="P2" draw:layer="layout" svg:width="5.143cm" svg:height="3.857cm" svg:x="0.659cm" svg:y="11.286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0.659cm" svg:y="15.143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0.659cm" svg:y="15.143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0.659cm" svg:y="15.143cm">
            <text:p text:style-name="P1"><text:span text:style-name="T1">CLI/.NET</text:span></text:p>
            <draw:enhanced-geometry svg:viewBox="0 0 21600 21600" draw:glue-points="10800 0 0 10800 10800 21600 21600 10800" draw:type="flowchart-process" draw:enhanced-path="M 0 0 L 21600 0 21600 21600 0 21600 0 0 Z N"/>
          </draw:custom-shape>
        </draw:g>
        <draw:g>
          <draw:custom-shape draw:style-name="gr1" draw:text-style-name="P2" draw:layer="layout" svg:width="5.143cm" svg:height="3.857cm" svg:x="4.719cm" svg:y="16.165cm">
            <text:p text:style-name="P1"><text:span text:style-name="T1">PyPy</text:span></text:p>
            <text:p text:style-name="P1"><text:span text:style-name="T1">with</text:span></text:p>
            <text:p text:style-name="P1"><text:span text:style-name="T1">Taint</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4.719cm" svg:y="20.022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4.719cm" svg:y="20.022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4.719cm" svg:y="20.022cm">
            <text:p text:style-name="P1"><text:span text:style-name="T1">CLI/.NET</text:span></text:p>
            <draw:enhanced-geometry svg:viewBox="0 0 21600 21600" draw:glue-points="10800 0 0 10800 10800 21600 21600 10800" draw:type="flowchart-process" draw:enhanced-path="M 0 0 L 21600 0 21600 21600 0 21600 0 0 Z N"/>
          </draw:custom-shape>
        </draw:g>
        <draw:g>
          <draw:custom-shape draw:style-name="gr1" draw:text-style-name="P2" draw:layer="layout" svg:width="5.143cm" svg:height="3.857cm" svg:x="22.328cm" svg:y="15.665cm">
            <text:p text:style-name="P1"><text:span text:style-name="T1">PyPy</text:span></text:p>
            <text:p text:style-name="P1"><text:span text:style-name="T1">with</text:span></text:p>
            <text:p text:style-name="P1"><text:span text:style-name="T1">Stackles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22.328cm" svg:y="19.522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22.328cm" svg:y="19.522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22.328cm" svg:y="19.522cm">
            <text:p text:style-name="P1"><text:span text:style-name="T1">POSIX</text:span></text:p>
            <draw:enhanced-geometry svg:viewBox="0 0 21600 21600" draw:glue-points="10800 0 0 10800 10800 21600 21600 10800" draw:type="flowchart-process" draw:enhanced-path="M 0 0 L 21600 0 21600 21600 0 21600 0 0 Z N"/>
          </draw:custom-shape>
        </draw:g>
        <draw:g>
          <draw:custom-shape draw:style-name="gr1" draw:text-style-name="P2" draw:layer="layout" svg:width="5.143cm" svg:height="3.857cm" svg:x="8.674cm" svg:y="11.237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8.674cm" svg:y="15.09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8.674cm" svg:y="15.09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8.674cm" svg:y="15.094cm">
            <text:p text:style-name="P1"><text:span text:style-name="T1">POSIX</text:span></text:p>
            <draw:enhanced-geometry svg:viewBox="0 0 21600 21600" draw:glue-points="10800 0 0 10800 10800 21600 21600 10800" draw:type="flowchart-process" draw:enhanced-path="M 0 0 L 21600 0 21600 21600 0 21600 0 0 Z N"/>
          </draw:custom-shape>
        </draw:g>
        <draw:frame draw:style-name="gr5" draw:text-style-name="P6" draw:layer="layout" svg:width="3.167cm" svg:height="0.747cm" svg:x="8.935cm" svg:y="11.27cm">
          <draw:text-box>
            <text:p text:style-name="P5"><text:span text:style-name="T1">Squeak</text:span></text:p>
          </draw:text-box>
        </draw:frame>
        <draw:frame draw:style-name="gr5" draw:text-style-name="P6" draw:layer="layout" svg:width="2.524cm" svg:height="0.747cm" svg:x="13.437cm" svg:y="15.72cm">
          <draw:text-box>
            <text:p text:style-name="P5"><text:span text:style-name="T1">Prolog</text:span></text:p>
          </draw:text-box>
        </draw:frame>
        <draw:frame draw:style-name="gr5" draw:text-style-name="P6" draw:layer="layout" svg:width="2.989cm" svg:height="0.747cm" svg:x="0.873cm" svg:y="11.259cm">
          <draw:text-box>
            <text:p text:style-name="P5"><text:span text:style-name="T1">Javascript</text:span></text:p>
          </draw:text-box>
        </draw:frame>
        <draw:frame draw:style-name="gr5" draw:text-style-name="P6" draw:layer="layout" svg:width="1.26cm" svg:height="0.747cm" svg:x="22.735cm" svg:y="15.702cm">
          <draw:text-box>
            <text:p text:style-name="P5"><text:span text:style-name="T1">Py</text:span></text:p>
          </draw:text-box>
        </draw:frame>
        <draw:frame draw:style-name="gr5" draw:text-style-name="P6" draw:layer="layout" svg:width="1.26cm" svg:height="0.747cm" svg:x="18.266cm" svg:y="11.725cm">
          <draw:text-box>
            <text:p text:style-name="P5"><text:span text:style-name="T1">Py</text:span></text:p>
          </draw:text-box>
        </draw:frame>
        <draw:frame draw:style-name="gr5" draw:text-style-name="P6" draw:layer="layout" svg:width="1.26cm" svg:height="0.747cm" svg:x="4.982cm" svg:y="16.153cm">
          <draw:text-box>
            <text:p text:style-name="P5"><text:span text:style-name="T1">Py</text:span></text:p>
          </draw:text-box>
        </draw:frame>
        <presentation:notes draw:style-name="dp2">
          <draw:page-thumbnail draw:style-name="gr6" draw:layer="layout" svg:width="14.848cm" svg:height="11.136cm" svg:x="3.075cm" svg:y="2.257cm" draw:page-number="1"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2" draw:style-name="dp1" draw:master-page-name="Standard">
        <office:forms form:automatic-focus="false" form:apply-design-mode="false"/>
        <draw:custom-shape draw:style-name="gr1" draw:text-style-name="P8" draw:layer="layout" svg:width="26.5cm" svg:height="19.874cm" svg:x="0.5cm" svg:y="0.5cm">
          <text:p text:style-name="P1"><text:span text:style-name="T3">PyPy</text:span></text:p>
          <text:p text:style-name="P1"><text:span text:style-name="T3">Architecture</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6" draw:layer="layout" svg:width="14.848cm" svg:height="11.136cm" svg:x="3.075cm" svg:y="2.257cm" draw:page-number="2"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3" draw:style-name="dp1" draw:master-page-name="Standard">
        <office:forms form:automatic-focus="false" form:apply-design-mode="false"/>
        <draw:custom-shape draw:style-name="gr7" draw:text-style-name="P1" draw:layer="layout" svg:width="5cm" svg:height="5cm" svg:x="7.5cm" svg:y="7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1" draw:layer="layout" svg:width="8cm" svg:height="6cm" svg:x="14cm" svg:y="6.5cm">
          <text:p text:style-name="P1">CPytho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9" draw:layer="layout" svg:width="1.26cm" svg:height="0.988cm" svg:x="11.24cm" svg:y="7cm">
          <draw:text-box>
            <text:p text:style-name="P5">Py</text:p>
          </draw:text-box>
        </draw:frame>
        <draw:frame draw:style-name="gr9" draw:layer="layout" svg:width="0.947cm" svg:height="0.988cm" svg:x="19.053cm" svg:y="11.5cm">
          <draw:text-box>
            <text:p text:style-name="P5">C</text:p>
          </draw:text-box>
        </draw:fram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frame draw:style-name="gr9" draw:layer="layout" svg:width="1.26cm" svg:height="0.988cm" svg:x="14.74cm" svg:y="6.512cm">
          <draw:text-box>
            <text:p text:style-name="P5">Py</text:p>
          </draw:text-box>
        </draw:frame>
        <presentation:notes draw:style-name="dp2">
          <draw:page-thumbnail draw:style-name="gr6" draw:layer="layout" svg:width="14.848cm" svg:height="11.136cm" svg:x="3.075cm" svg:y="2.257cm" draw:page-number="3" presentation:class="page"/>
          <draw:frame presentation:style-name="pr1" draw:text-style-name="P9" draw:layer="layout" svg:width="16.799cm" svg:height="13.365cm" svg:x="2.1cm" svg:y="14.107cm" presentation:class="notes" presentation:placeholder="true" presentation:user-transformed="true">
            <draw:text-box/>
          </draw:frame>
        </presentation:notes>
      </draw:page>
      <draw:page draw:name="page4" draw:style-name="dp1" draw:master-page-name="Standard">
        <draw:custom-shape draw:style-name="gr7" draw:text-style-name="P3" draw:layer="layout" svg:width="5cm" svg:height="5cm" svg:x="1.5cm" svg:y="7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3" draw:layer="layout" svg:width="8cm" svg:height="6cm" svg:x="14cm" svg:y="6.5cm">
          <text:p text:style-name="P1"><text:span text:style-name="T2">CPyth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4" draw:layer="layout" svg:width="2cm" svg:height="2cm" svg:x="24cm" svg:y="8.5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9" draw:text-style-name="P10" draw:layer="layout" svg:width="1.26cm" svg:height="0.988cm" svg:x="5.136cm" svg:y="9.931cm">
          <draw:text-box>
            <text:p text:style-name="P5"><text:span text:style-name="T2">Py</text:span></text:p>
          </draw:text-box>
        </draw:frame>
        <draw:frame draw:style-name="gr9" draw:text-style-name="P10" draw:layer="layout" svg:width="0.947cm" svg:height="0.988cm" svg:x="19.053cm" svg:y="11.5cm">
          <draw:text-box>
            <text:p text:style-name="P5"><text:span text:style-name="T2">C</text:span></text:p>
          </draw:text-box>
        </draw:frame>
        <draw:custom-shape draw:style-name="gr7" draw:text-style-name="P3" draw:layer="layout" svg:width="8cm" svg:height="6cm" svg:x="7.5cm" svg:y="6.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1.26cm" svg:height="0.988cm" svg:x="12.5cm" svg:y="11.512cm">
          <draw:text-box>
            <text:p text:style-name="P5"><text:span text:style-name="T2">Py</text:span></text:p>
          </draw:text-box>
        </draw:fram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custom-shape draw:style-name="gr1" draw:text-style-name="P4" draw:layer="layout" svg:width="6cm" svg:height="1cm" svg:x="14cm" svg:y="12.5cm">
          <text:p text:style-name="P1">POSIX</text:p>
          <draw:enhanced-geometry svg:viewBox="0 0 21600 21600" draw:glue-points="10800 0 0 10800 10800 21600 21600 10800" draw:type="flowchart-process" draw:enhanced-path="M 0 0 L 21600 0 21600 21600 0 21600 0 0 Z N"/>
        </draw:custom-shape>
        <draw:frame draw:style-name="gr9" draw:text-style-name="P10" draw:layer="layout" svg:width="1.26cm" svg:height="0.988cm" svg:x="8.24cm" svg:y="6.5cm">
          <draw:text-box>
            <text:p text:style-name="P5"><text:span text:style-name="T2">Py</text:span></text:p>
          </draw:text-box>
        </draw:frame>
        <draw:frame draw:style-name="gr9" draw:text-style-name="P10" draw:layer="layout" svg:width="1.26cm" svg:height="0.988cm" svg:x="14.74cm" svg:y="6.512cm">
          <draw:text-box>
            <text:p text:style-name="P5"><text:span text:style-name="T2">Py</text:span></text:p>
          </draw:text-box>
        </draw:frame>
        <presentation:notes draw:style-name="dp2">
          <draw:page-thumbnail draw:style-name="gr6" draw:layer="layout" svg:width="14.848cm" svg:height="11.136cm" svg:x="3.075cm" svg:y="2.257cm" draw:page-number="4"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5" draw:style-name="dp1" draw:master-page-name="Standard">
        <draw:custom-shape draw:style-name="gr1" draw:text-style-name="P3"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0.947cm" svg:height="0.988cm" svg:x="19.053cm" svg:y="17cm">
          <draw:text-box>
            <text:p text:style-name="P5"><text:span text:style-name="T2">C</text:span></text:p>
          </draw:text-box>
        </draw:frame>
        <draw:custom-shape draw:style-name="gr7" draw:text-style-name="P3"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1.7cm" svg:height="0.988cm" svg:x="18.5cm" svg:y="6.512cm">
          <draw:text-box>
            <text:p text:style-name="P5"><text:span text:style-name="T2">RPy</text:span></text:p>
          </draw:text-box>
        </draw:fram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2" draw:text-style-name="P4" draw:layer="layout" svg:width="10cm" svg:height="3cm" svg:x="12.474cm" svg:y="8.207cm">
          <text:p text:style-name="P1">Translatio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0" draw:layer="layout" svg:width="1.26cm" svg:height="0.988cm" svg:x="14.74cm" svg:y="1.512cm">
          <draw:text-box>
            <text:p text:style-name="P5"><text:span text:style-name="T2">Py</text:span></text:p>
          </draw:text-box>
        </draw:frame>
        <draw:frame draw:style-name="gr9" draw:text-style-name="P10" draw:layer="layout" svg:width="1.26cm" svg:height="0.988cm" svg:x="14.74cm" svg:y="12cm">
          <draw:text-box>
            <text:p text:style-name="P5"><text:span text:style-name="T2">Py</text:span></text:p>
          </draw:text-box>
        </draw:frame>
        <presentation:notes draw:style-name="dp2">
          <draw:page-thumbnail draw:style-name="gr6" draw:layer="layout" svg:width="14.848cm" svg:height="11.136cm" svg:x="3.075cm" svg:y="2.257cm" draw:page-number="5"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6" draw:style-name="dp1" draw:master-page-name="Standard">
        <draw:custom-shape draw:style-name="gr7" draw:text-style-name="P3" draw:layer="layout" svg:width="5cm" svg:height="5cm" svg:x="8cm" svg:y="12.5cm">
          <text:p text:style-name="P1"><text:span text:style-name="T2">Program</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3"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 draw:text-style-name="P4" draw:layer="layout" svg:width="2cm" svg:height="2cm" svg:x="24cm" svg:y="14cm">
          <text:p text:style-name="P5"/>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9" draw:text-style-name="P10" draw:layer="layout" svg:width="1.26cm" svg:height="0.988cm" svg:x="11.663cm" svg:y="15.483cm">
          <draw:text-box>
            <text:p text:style-name="P5"><text:span text:style-name="T2">Py</text:span></text:p>
          </draw:text-box>
        </draw:frame>
        <draw:frame draw:style-name="gr9" draw:text-style-name="P10" draw:layer="layout" svg:width="0.947cm" svg:height="0.988cm" svg:x="19.053cm" svg:y="17cm">
          <draw:text-box>
            <text:p text:style-name="P5"><text:span text:style-name="T2">C</text:span></text:p>
          </draw:text-box>
        </draw:fram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frame draw:style-name="gr9" draw:text-style-name="P10" draw:layer="layout" svg:width="1.26cm" svg:height="0.988cm" svg:x="14.74cm" svg:y="12.012cm">
          <draw:text-box>
            <text:p text:style-name="P5"><text:span text:style-name="T2">Py</text:span></text:p>
          </draw:text-box>
        </draw:frame>
        <presentation:notes draw:style-name="dp2">
          <draw:page-thumbnail draw:style-name="gr6" draw:layer="layout" svg:width="14.848cm" svg:height="11.136cm" svg:x="3.075cm" svg:y="2.257cm" draw:page-number="6"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7" draw:style-name="dp1" draw:master-page-name="Standard">
        <draw:custom-shape draw:style-name="gr1" draw:text-style-name="P3" draw:layer="layout" svg:width="8cm" svg:height="6cm" svg:x="14cm" svg:y="12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0.947cm" svg:height="0.988cm" svg:x="19.053cm" svg:y="17cm">
          <draw:text-box>
            <text:p text:style-name="P5"><text:span text:style-name="T2">C</text:span></text:p>
          </draw:text-box>
        </draw:frame>
        <draw:custom-shape draw:style-name="gr7" draw:text-style-name="P3"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1.7cm" svg:height="0.988cm" svg:x="18.5cm" svg:y="6.512cm">
          <draw:text-box>
            <text:p text:style-name="P5"><text:span text:style-name="T2">RPy</text:span></text:p>
          </draw:text-box>
        </draw:fram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6cm" svg:height="1cm" svg:x="14cm" svg:y="18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0cm" svg:height="3cm" svg:x="12.474cm" svg:y="8.207cm">
          <text:p text:style-name="P1"><text:span text:style-name="T2">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0" draw:layer="layout" svg:width="1.26cm" svg:height="0.988cm" svg:x="14.74cm" svg:y="1.512cm">
          <draw:text-box>
            <text:p text:style-name="P5"><text:span text:style-name="T2">Py</text:span></text:p>
          </draw:text-box>
        </draw:frame>
        <draw:frame draw:style-name="gr9" draw:text-style-name="P10" draw:layer="layout" svg:width="1.26cm" svg:height="0.988cm" svg:x="14.74cm" svg:y="12cm">
          <draw:text-box>
            <text:p text:style-name="P5"><text:span text:style-name="T2">Py</text:span></text:p>
          </draw:text-box>
        </draw:frame>
        <draw:frame draw:style-name="gr9" draw:text-style-name="P11" draw:layer="layout" svg:width="1.095cm" svg:height="0.831cm" svg:x="18.905cm" svg:y="10cm">
          <draw:text-box>
            <text:p text:style-name="P5"><text:span text:style-name="T4">Py</text:span></text:p>
          </draw:text-box>
        </draw:frame>
        <draw:frame draw:style-name="gr9" draw:text-style-name="P11" draw:layer="layout" svg:width="1.438cm" svg:height="0.831cm" svg:x="15cm" svg:y="8.169cm">
          <draw:text-box>
            <text:p text:style-name="P5"><text:span text:style-name="T4">RPy</text:span></text:p>
          </draw:text-box>
        </draw:frame>
        <presentation:notes draw:style-name="dp2">
          <draw:page-thumbnail draw:style-name="gr6" draw:layer="layout" svg:width="14.848cm" svg:height="11.136cm" svg:x="3.075cm" svg:y="2.257cm" draw:page-number="7"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8" draw:style-name="dp1" draw:master-page-name="Standard">
        <draw:custom-shape draw:style-name="gr7" draw:text-style-name="P3" draw:layer="layout" svg:width="8cm" svg:height="6cm" svg:x="14cm" svg:y="1.5cm">
          <text:p text:style-name="P1"><text:span text:style-name="T2">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9" draw:text-style-name="P10" draw:layer="layout" svg:width="1.7cm" svg:height="0.988cm" svg:x="18.5cm" svg:y="6.512cm">
          <draw:text-box>
            <text:p text:style-name="P5"><text:span text:style-name="T2">RPy</text:span></text:p>
          </draw:text-box>
        </draw:frame>
        <draw:custom-shape draw:style-name="gr10" draw:text-style-name="P2" draw:layer="layout" svg:width="6.026cm" svg:height="1.807cm" svg:x="8.474cm" svg:y="9.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 draw:text-style-name="P10" draw:layer="layout" svg:width="1.26cm" svg:height="0.988cm" svg:x="14.74cm" svg:y="1.512cm">
          <draw:text-box>
            <text:p text:style-name="P5"><text:span text:style-name="T2">Py</text:span></text:p>
          </draw:text-box>
        </draw:frame>
        <draw:g>
          <draw:custom-shape draw:style-name="gr1" draw:text-style-name="P2" draw:layer="layout" svg:width="5.143cm" svg:height="3.857cm" svg:x="21cm" svg:y="12.5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1" draw:text-style-name="P6" draw:layer="layout" svg:width="0.947cm" svg:height="0.747cm" svg:x="24.248cm" svg:y="15.714cm">
            <draw:text-box>
              <text:p text:style-name="P5"><text:span text:style-name="T1">C</text:span></text:p>
            </draw:text-box>
          </draw:frame>
          <draw:custom-shape draw:style-name="gr1" draw:text-style-name="P3"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21cm" svg:y="16.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21cm" svg:y="16.357cm">
            <text:p text:style-name="P1"><text:span text:style-name="T1">POSIX</text:span></text:p>
            <draw:enhanced-geometry svg:viewBox="0 0 21600 21600" draw:glue-points="10800 0 0 10800 10800 21600 21600 10800" draw:type="flowchart-process" draw:enhanced-path="M 0 0 L 21600 0 21600 21600 0 21600 0 0 Z N"/>
          </draw:custom-shape>
          <draw:frame draw:style-name="gr5" draw:text-style-name="P6" draw:layer="layout" svg:width="1.26cm" svg:height="0.747cm" svg:x="21.476cm" svg:y="12.5cm">
            <draw:text-box>
              <text:p text:style-name="P5"><text:span text:style-name="T1">Py</text:span></text:p>
            </draw:text-box>
          </draw:frame>
        </draw:g>
        <draw:g>
          <draw:custom-shape draw:style-name="gr1" draw:text-style-name="P2" draw:layer="layout" svg:width="5.143cm" svg:height="3.857cm" svg:x="9.357cm" svg:y="12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9.357cm" svg:y="15.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9.357cm" svg:y="15.857cm">
            <text:p text:style-name="P1"><text:span text:style-name="T1">CLI/.NET</text:span></text:p>
            <draw:enhanced-geometry svg:viewBox="0 0 21600 21600" draw:glue-points="10800 0 0 10800 10800 21600 21600 10800" draw:type="flowchart-process" draw:enhanced-path="M 0 0 L 21600 0 21600 21600 0 21600 0 0 Z N"/>
          </draw:custom-shape>
          <draw:frame draw:style-name="gr5" draw:text-style-name="P6" draw:layer="layout" svg:width="1.26cm" svg:height="0.747cm" svg:x="9.833cm" svg:y="12cm">
            <draw:text-box>
              <text:p text:style-name="P5"><text:span text:style-name="T1">Py</text:span></text:p>
            </draw:text-box>
          </draw:frame>
        </draw:g>
        <draw:g>
          <draw:custom-shape draw:style-name="gr1" draw:text-style-name="P2" draw:layer="layout" svg:width="5.143cm" svg:height="3.857cm" svg:x="15.357cm" svg:y="14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5.357cm" svg:y="17.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5.357cm" svg:y="17.857cm">
            <text:p text:style-name="P1"><text:span text:style-name="T1">JVM/Java</text:span></text:p>
            <draw:enhanced-geometry svg:viewBox="0 0 21600 21600" draw:glue-points="10800 0 0 10800 10800 21600 21600 10800" draw:type="flowchart-process" draw:enhanced-path="M 0 0 L 21600 0 21600 21600 0 21600 0 0 Z N"/>
          </draw:custom-shape>
          <draw:frame draw:style-name="gr5" draw:text-style-name="P6" draw:layer="layout" svg:width="1.26cm" svg:height="0.747cm" svg:x="15.833cm" svg:y="14cm">
            <draw:text-box>
              <text:p text:style-name="P5"><text:span text:style-name="T1">Py</text:span></text:p>
            </draw:text-box>
          </draw:frame>
        </draw:g>
        <draw:custom-shape draw:style-name="gr10" draw:text-style-name="P3" draw:layer="layout" svg:width="6.026cm" svg:height="1.807cm" svg:x="14.474cm" svg:y="11.693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3" draw:layer="layout" svg:width="6.026cm" svg:height="1.807cm" svg:x="20cm" svg:y="10.193cm">
          <text:p text:style-name="P1"><text:span text:style-name="T1">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4" draw:layer="layout" svg:width="1cm" svg:height="0.5cm" svg:x="22.595cm" svg:y="11.389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4" draw:layer="layout" svg:width="1cm" svg:height="0.5cm" svg:x="17cm" svg:y="13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4" draw:text-style-name="P4" draw:layer="layout" svg:width="1cm" svg:height="0.5cm" svg:x="11cm" svg:y="11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presentation:notes draw:style-name="dp2">
          <draw:page-thumbnail draw:style-name="gr6" draw:layer="layout" svg:width="14.848cm" svg:height="11.136cm" svg:x="3.075cm" svg:y="2.257cm" draw:page-number="8"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9" draw:style-name="dp1" draw:master-page-name="Standard">
        <draw:custom-shape draw:style-name="gr1" draw:text-style-name="P2" draw:layer="layout" svg:width="5.143cm" svg:height="3.857cm" svg:x="10.883cm" svg:y="12.307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5" draw:text-style-name="P2" draw:layer="layout" svg:width="3.857cm" svg:height="0.643cm" svg:x="10.883cm" svg:y="16.164cm">
          <text:p text:style-name="P5"/>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6.026cm" svg:height="1.807cm" svg:x="10cm" svg:y="10cm">
          <text:p text:style-name="P1"><text:span text:style-name="T1">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1.26cm" svg:height="0.747cm" svg:x="21.833cm" svg:y="5cm">
          <draw:text-box>
            <text:p text:style-name="P5"><text:span text:style-name="T1">Py</text:span></text:p>
          </draw:text-box>
        </draw:frame>
        <draw:frame draw:style-name="gr5" draw:text-style-name="P6" draw:layer="layout" svg:width="1.5cm" svg:height="0.747cm" svg:x="23.857cm" svg:y="8cm">
          <draw:text-box>
            <text:p text:style-name="P5"><text:span text:style-name="T1">RPy</text:span></text:p>
          </draw:text-box>
        </draw:frame>
        <draw:custom-shape draw:style-name="gr4" draw:text-style-name="P2"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3.024cm" svg:height="0.747cm" svg:x="14.976cm" svg:y="1.5cm">
          <draw:text-box>
            <text:p text:style-name="P5"><text:span text:style-name="T1">Javascript</text:span></text:p>
          </draw:text-box>
        </draw:frame>
        <draw:frame draw:style-name="gr5" draw:text-style-name="P6" draw:layer="layout" svg:width="1.5cm" svg:height="0.747cm" svg:x="17cm" svg:y="4.5cm">
          <draw:text-box>
            <text:p text:style-name="P5"><text:span text:style-name="T1">RPy</text:span></text:p>
          </draw:text-box>
        </draw:frame>
        <draw:custom-shape draw:style-name="gr4" draw:text-style-name="P2"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524cm" svg:height="0.747cm" svg:x="8.476cm" svg:y="1cm">
          <draw:text-box>
            <text:p text:style-name="P5"><text:span text:style-name="T1">Prolog</text:span></text:p>
          </draw:text-box>
        </draw:frame>
        <draw:frame draw:style-name="gr5" draw:text-style-name="P6" draw:layer="layout" svg:width="1.5cm" svg:height="0.747cm" svg:x="10.5cm" svg:y="4cm">
          <draw:text-box>
            <text:p text:style-name="P5"><text:span text:style-name="T1">RPy</text:span></text:p>
          </draw:text-box>
        </draw:frame>
        <draw:custom-shape draw:style-name="gr4" draw:text-style-name="P2"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3.167cm" svg:height="0.747cm" svg:x="2.333cm" svg:y="3.643cm">
          <draw:text-box>
            <text:p text:style-name="P5"><text:span text:style-name="T1">Squeak</text:span></text:p>
          </draw:text-box>
        </draw:frame>
        <draw:frame draw:style-name="gr5" draw:text-style-name="P6" draw:layer="layout" svg:width="1.5cm" svg:height="0.747cm" svg:x="4.357cm" svg:y="6.643cm">
          <draw:text-box>
            <text:p text:style-name="P5"><text:span text:style-name="T1">RPy</text:span></text:p>
          </draw:text-box>
        </draw:frame>
        <presentation:notes draw:style-name="dp2">
          <draw:page-thumbnail draw:style-name="gr6" draw:layer="layout" svg:width="14.848cm" svg:height="11.136cm" svg:x="3.075cm" svg:y="2.257cm" draw:page-number="9"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0" draw:style-name="dp1" draw:master-page-name="Standard">
        <draw:custom-shape draw:style-name="gr2" draw:text-style-name="P3" draw:layer="layout" svg:width="6.026cm" svg:height="1.807cm" svg:x="10cm" svg:y="10cm">
          <text:p text:style-name="P1"><text:span text:style-name="T1">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1" draw:layer="layout" svg:width="5cm" svg:height="5cm" svg:x="10.5cm" svg:y="3.5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 draw:layer="layout" svg:width="1.7cm" svg:height="0.988cm" svg:x="13.792cm" svg:y="6.483cm">
          <draw:text-box>
            <text:p text:style-name="P5">RPy</text:p>
          </draw:text-box>
        </draw:frame>
        <draw:custom-shape draw:style-name="gr1" draw:text-style-name="P1" draw:layer="layout" svg:width="5cm" svg:height="5cm" svg:x="10.5cm" svg:y="13.5cm">
          <text:p text:style-name="P1">Program</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 draw:layer="layout" svg:width="0.947cm" svg:height="0.988cm" svg:x="14.5cm" svg:y="16.458cm">
          <draw:text-box>
            <text:p text:style-name="P5">C</text:p>
          </draw:text-box>
        </draw:frame>
        <presentation:notes draw:style-name="dp2">
          <draw:page-thumbnail draw:style-name="gr6" draw:layer="layout" svg:width="14.848cm" svg:height="11.136cm" svg:x="3.075cm" svg:y="2.257cm" draw:page-number="10"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1" draw:style-name="dp1" draw:master-page-name="Standard">
        <draw:custom-shape draw:style-name="gr1" draw:text-style-name="P2" draw:layer="layout" svg:width="5.143cm" svg:height="3.857cm" svg:x="10.883cm" svg:y="12.307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0.883cm" svg:y="16.164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0.883cm" svg:y="16.164cm">
          <text:p text:style-name="P1"><text:span text:style-name="T1">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6.026cm" svg:height="1.807cm" svg:x="10cm" svg:y="10cm">
          <text:p text:style-name="P1"><text:span text:style-name="T1">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 draw:layer="layout" svg:width="1cm" svg:height="0.5cm" svg:x="12.526cm" svg:y="11.307cm">
          <text:p text:style-name="P5"/>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5.143cm" svg:height="3.857cm" svg:x="21.357cm" svg:y="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1.26cm" svg:height="0.747cm" svg:x="21.833cm" svg:y="5cm">
          <draw:text-box>
            <text:p text:style-name="P5"><text:span text:style-name="T1">Py</text:span></text:p>
          </draw:text-box>
        </draw:frame>
        <draw:frame draw:style-name="gr5" draw:text-style-name="P6" draw:layer="layout" svg:width="1.5cm" svg:height="0.747cm" svg:x="23.857cm" svg:y="8cm">
          <draw:text-box>
            <text:p text:style-name="P5"><text:span text:style-name="T1">RPy</text:span></text:p>
          </draw:text-box>
        </draw:frame>
        <draw:custom-shape draw:style-name="gr4" draw:text-style-name="P2" draw:layer="layout" svg:width="5.143cm" svg:height="3.857cm" svg:x="14.5cm" svg:y="1.5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524cm" svg:height="0.747cm" svg:x="14.976cm" svg:y="1.5cm">
          <draw:text-box>
            <text:p text:style-name="P5"><text:span text:style-name="T1">C</text:span></text:p>
          </draw:text-box>
        </draw:frame>
        <draw:frame draw:style-name="gr5" draw:text-style-name="P6" draw:layer="layout" svg:width="1.5cm" svg:height="0.747cm" svg:x="17cm" svg:y="4.5cm">
          <draw:text-box>
            <text:p text:style-name="P5"><text:span text:style-name="T1">RPy</text:span></text:p>
          </draw:text-box>
        </draw:frame>
        <draw:custom-shape draw:style-name="gr4" draw:text-style-name="P2" draw:layer="layout" svg:width="5.143cm" svg:height="3.857cm" svg:x="8cm" svg:y="1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2.524cm" svg:height="0.747cm" svg:x="8.476cm" svg:y="1cm">
          <draw:text-box>
            <text:p text:style-name="P5"><text:span text:style-name="T1">B</text:span></text:p>
          </draw:text-box>
        </draw:frame>
        <draw:frame draw:style-name="gr5" draw:text-style-name="P6" draw:layer="layout" svg:width="1.5cm" svg:height="0.747cm" svg:x="10.5cm" svg:y="4cm">
          <draw:text-box>
            <text:p text:style-name="P5"><text:span text:style-name="T1">RPy</text:span></text:p>
          </draw:text-box>
        </draw:frame>
        <draw:custom-shape draw:style-name="gr4" draw:text-style-name="P2" draw:layer="layout" svg:width="5.143cm" svg:height="3.857cm" svg:x="1.857cm" svg:y="3.643cm">
          <text:p text:style-name="P5"/>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6" draw:layer="layout" svg:width="3.167cm" svg:height="0.747cm" svg:x="2.333cm" svg:y="3.643cm">
          <draw:text-box>
            <text:p text:style-name="P5"><text:span text:style-name="T1">A</text:span></text:p>
          </draw:text-box>
        </draw:frame>
        <draw:frame draw:style-name="gr5" draw:text-style-name="P6" draw:layer="layout" svg:width="1.5cm" svg:height="0.747cm" svg:x="4.357cm" svg:y="6.643cm">
          <draw:text-box>
            <text:p text:style-name="P5"><text:span text:style-name="T1">RPy</text:span></text:p>
          </draw:text-box>
        </draw:frame>
        <draw:custom-shape draw:style-name="gr1" draw:text-style-name="P2" draw:layer="layout" svg:width="5.143cm" svg:height="3.857cm" svg:x="17.857cm" svg:y="13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17.857cm" svg:y="16.8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17.857cm" svg:y="16.857cm">
          <text:p text:style-name="P1"><text:span text:style-name="T1">Z</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5.143cm" svg:height="3.857cm" svg:x="3.857cm" svg:y="13.5cm">
          <text:p text:style-name="P1"><text:span text:style-name="T1">PyP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3"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3" draw:layer="layout" svg:width="3.857cm" svg:height="0.643cm" svg:x="3.857cm" svg:y="17.357cm">
          <text:p text:style-name="P1"><text:span text:style-name="T2">POSIX</text:span></text:p>
          <draw:enhanced-geometry svg:viewBox="0 0 21600 21600" draw:glue-points="10800 0 0 10800 10800 21600 21600 10800" draw:type="flowchart-process" draw:enhanced-path="M 0 0 L 21600 0 21600 21600 0 21600 0 0 Z N"/>
        </draw:custom-shape>
        <draw:custom-shape draw:style-name="gr1" draw:text-style-name="P2" draw:layer="layout" svg:width="3.857cm" svg:height="0.643cm" svg:x="3.857cm" svg:y="17.357cm">
          <text:p text:style-name="P1"><text:span text:style-name="T1">X</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6" draw:layer="layout" svg:width="14.848cm" svg:height="11.136cm" svg:x="3.075cm" svg:y="2.257cm" draw:page-number="11"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2" draw:style-name="dp1" draw:master-page-name="Standard">
        <draw:custom-shape draw:style-name="gr2" draw:text-style-name="P12" draw:layer="layout" svg:width="27.979cm" svg:height="8.394cm" svg:x="0.021cm" svg:y="5.606cm">
          <text:p text:style-name="P1"><text:span text:style-name="T5">A look inside</text:span></text:p>
          <text:p text:style-name="P1"><text:span text:style-name="T5">the translato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 draw:text-style-name="P13" draw:layer="layout" svg:width="4.678cm" svg:height="2.325cm" svg:x="16.322cm" svg:y="10.623cm">
          <draw:text-box>
            <text:p text:style-name="P5"><text:span text:style-name="T6">RPy</text:span></text:p>
          </draw:text-box>
        </draw:frame>
        <draw:frame draw:style-name="gr17" draw:text-style-name="P13" draw:layer="layout" svg:width="6.912cm" svg:height="2.325cm" svg:x="7.088cm" svg:y="5.5cm">
          <draw:text-box>
            <text:p text:style-name="P5"><text:span text:style-name="T6">Py</text:span></text:p>
          </draw:text-box>
        </draw:frame>
        <presentation:notes draw:style-name="dp2">
          <draw:page-thumbnail draw:style-name="gr6" draw:layer="layout" svg:width="14.848cm" svg:height="11.136cm" svg:x="3.075cm" svg:y="2.257cm" draw:page-number="12"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3" draw:style-name="dp1" draw:master-page-name="Standard">
        <draw:g>
          <draw:custom-shape draw:style-name="gr4" draw:text-style-name="P4" draw:layer="layout" svg:width="8cm" svg:height="6.4cm" svg:x="1.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4" draw:layer="layout" svg:width="4.978cm" svg:height="1.244cm" svg:x="1.5cm" svg:y="1.989cm">
            <text:p text:style-name="P1"><text:span text:style-name="T7">Compiler</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15" draw:layer="layout" svg:width="3.236cm" svg:height="3.237cm" svg:x="1.781cm" svg:y="4.229cm">
            <text:p text:style-name="P1"><text:span text:style-name="T7">Bytecode</text:span></text:p>
            <text:p text:style-name="P1"><text:span text:style-name="T7">interpre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5" draw:layer="layout" svg:width="3.236cm" svg:height="3.237cm" svg:x="5.764cm" svg:y="4.229cm">
            <text:p text:style-name="P1"><text:span text:style-name="T8">Flow</text:span></text:p>
            <text:p text:style-name="P1"><text:span text:style-name="T8">object</text:span></text:p>
            <text:p text:style-name="P1"><text:span text:style-name="T8">spa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0" draw:text-style-name="P16" draw:layer="layout" svg:width="9cm" svg:height="2.5cm" svg:x="0.734cm" svg:y="8.923cm">
          <text:p text:style-name="P1"><text:span text:style-name="T9">Flow analysi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8cm" svg:height="6.4cm" svg:x="1.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4" draw:layer="layout" svg:width="6cm" svg:height="4.818cm" svg:x="2.5cm" svg:y="14cm">
          <draw:image xlink:href="Pictures/1000020000000140000001017F025348.gif" xlink:type="simple" xlink:show="embed" xlink:actuate="onLoad">
            <text:p text:style-name="P5"/>
          </draw:image>
        </draw:frame>
        <draw:frame draw:style-name="gr9" draw:text-style-name="P17" draw:layer="layout" svg:width="3.808cm" svg:height="2.885cm" svg:x="3.692cm" svg:y="15cm">
          <draw:text-box>
            <text:p text:style-name="P1"><text:span text:style-name="T5">Flow</text:span></text:p>
            <text:p text:style-name="P1"><text:span text:style-name="T5">graph</text:span></text:p>
          </draw:text-box>
        </draw:frame>
        <draw:custom-shape draw:style-name="gr4" draw:text-style-name="P4" draw:layer="layout" svg:width="8cm" svg:height="6.4cm" svg:x="16.5cm" svg:y="13.1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4" draw:layer="layout" svg:width="6cm" svg:height="4.818cm" svg:x="17.5cm" svg:y="14cm">
          <draw:image xlink:href="Pictures/1000020000000140000001017F025348.gif" xlink:type="simple" xlink:show="embed" xlink:actuate="onLoad">
            <text:p text:style-name="P5"/>
          </draw:image>
        </draw:frame>
        <draw:frame draw:style-name="gr9" draw:text-style-name="P18" draw:layer="layout" svg:width="5.231cm" svg:height="4.519cm" svg:x="18cm" svg:y="14cm">
          <draw:text-box>
            <text:p text:style-name="P1"><text:span text:style-name="T10">Type</text:span></text:p>
            <text:p text:style-name="P1"><text:span text:style-name="T10">annotated</text:span></text:p>
            <text:p text:style-name="P1"><text:span text:style-name="T10">flow</text:span></text:p>
            <text:p text:style-name="P1"><text:span text:style-name="T10">graph</text:span></text:p>
          </draw:text-box>
        </draw:frame>
        <draw:custom-shape draw:style-name="gr20" draw:text-style-name="P16" draw:layer="layout" svg:width="3.5cm" svg:height="7.5cm" svg:x="11cm" svg:y="12.5cm">
          <text:p text:style-name="P1"><text:span text:style-name="T9">Anno-</text:span></text:p>
          <text:p text:style-name="P1"><text:span text:style-name="T9">tatio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6" draw:layer="layout" svg:width="9.5cm" svg:height="2cm" svg:x="16cm" svg:y="9.5cm">
          <text:p text:style-name="P1"><text:span text:style-name="T9">RTyper</text:span></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4" draw:layer="layout" svg:width="8cm" svg:height="6.4cm" svg:x="16.5cm" svg:y="1.6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4" draw:layer="layout" svg:width="6cm" svg:height="4.818cm" svg:x="17.5cm" svg:y="2.5cm">
          <draw:image xlink:href="Pictures/1000020000000140000001017F025348.gif" xlink:type="simple" xlink:show="embed" xlink:actuate="onLoad">
            <text:p text:style-name="P5"/>
          </draw:image>
        </draw:frame>
        <draw:frame draw:style-name="gr9" draw:text-style-name="P18" draw:layer="layout" svg:width="4.786cm" svg:height="3.452cm" svg:x="18.214cm" svg:y="3.048cm">
          <draw:text-box>
            <text:p text:style-name="P1"><text:span text:style-name="T10">Low level</text:span></text:p>
            <text:p text:style-name="P1"><text:span text:style-name="T10">flow</text:span></text:p>
            <text:p text:style-name="P1"><text:span text:style-name="T10">graph</text:span></text:p>
          </draw:text-box>
        </draw:frame>
        <presentation:notes draw:style-name="dp2">
          <draw:page-thumbnail draw:style-name="gr6" draw:layer="layout" svg:width="14.848cm" svg:height="11.136cm" svg:x="3.075cm" svg:y="2.257cm" draw:page-number="13"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draw:page draw:name="page14" draw:style-name="dp1" draw:master-page-name="Standard">
        <draw:custom-shape draw:style-name="gr4" draw:text-style-name="P4" draw:layer="layout" svg:width="8cm" svg:height="6.4cm" svg:x="9.5cm" svg:y="1.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4" draw:layer="layout" svg:width="6cm" svg:height="4.818cm" svg:x="10.5cm" svg:y="2.4cm">
          <draw:image xlink:href="Pictures/1000020000000140000001017F025348.gif" xlink:type="simple" xlink:show="embed" xlink:actuate="onLoad">
            <text:p text:style-name="P5"/>
          </draw:image>
        </draw:frame>
        <draw:frame draw:style-name="gr9" draw:text-style-name="P19" draw:layer="layout" svg:width="4.786cm" svg:height="3.452cm" svg:x="11.214cm" svg:y="2.948cm">
          <draw:text-box>
            <text:p text:style-name="P1"><text:span text:style-name="T10">Low level</text:span></text:p>
            <text:p text:style-name="P1"><text:span text:style-name="T10">flow</text:span></text:p>
            <text:p text:style-name="P1"><text:span text:style-name="T10">graph</text:span></text:p>
          </draw:text-box>
        </draw:frame>
        <draw:custom-shape draw:style-name="gr22" draw:text-style-name="P4" draw:layer="layout" svg:width="7cm" svg:height="6.5cm" draw:transform="rotate (-1.57079632679579) translate (8.5cm 3.5cm)">
          <text:p text:style-name="P5"/>
          <draw:enhanced-geometry svg:viewBox="0 0 841 854" draw:mirror-horizontal="false" draw:mirror-vertical="false" draw:type="non-primitive" draw:enhanced-path="M 517 247 L 517 415 264 415 264 0 0 0 0 680 517 680 517 854 841 547 517 247 Z N"/>
        </draw:custom-shape>
        <draw:custom-shape draw:style-name="gr22" draw:text-style-name="P4" draw:layer="layout" svg:width="7cm" svg:height="6.5cm" draw:transform="rotate (-1.57079632679579) translate (25cm 3.5cm)">
          <text:p text:style-name="P5"/>
          <draw:enhanced-geometry svg:viewBox="0 0 841 854" draw:mirror-horizontal="true" draw:mirror-vertical="false" draw:type="non-primitive" draw:enhanced-path="M 517 247 L 517 415 264 415 264 0 0 0 0 680 517 680 517 854 841 547 517 247 Z N"/>
        </draw:custom-shape>
        <draw:frame draw:style-name="gr9" draw:text-style-name="P20" draw:layer="layout" svg:width="4.422cm" svg:height="1.725cm" svg:x="3.578cm" svg:y="3.775cm">
          <draw:text-box>
            <text:p text:style-name="P1"><text:span text:style-name="T11">Code</text:span></text:p>
            <text:p text:style-name="P1"><text:span text:style-name="T11">generation</text:span></text:p>
          </draw:text-box>
        </draw:frame>
        <draw:frame draw:style-name="gr9" draw:text-style-name="P20" draw:layer="layout" svg:width="4.422cm" svg:height="1.725cm" svg:x="19.044cm" svg:y="3.775cm">
          <draw:text-box>
            <text:p text:style-name="P1"><text:span text:style-name="T11">JIT</text:span></text:p>
            <text:p text:style-name="P1"><text:span text:style-name="T11">generation</text:span></text:p>
          </draw:text-box>
        </draw:frame>
        <draw:frame draw:style-name="gr9" draw:text-style-name="P21" draw:layer="layout" svg:width="1.992cm" svg:height="2.571cm" svg:x="3.319cm" svg:y="7.674cm">
          <draw:text-box>
            <text:p text:style-name="P1"><text:span text:style-name="T7">POSIX</text:span></text:p>
            <text:p text:style-name="P1"><text:span text:style-name="T7">JVM</text:span></text:p>
            <text:p text:style-name="P1"><text:span text:style-name="T7">CLI</text:span></text:p>
            <text:p text:style-name="P1"><text:span text:style-name="T7">...</text:span></text:p>
          </draw:text-box>
        </draw:frame>
        <draw:frame draw:style-name="gr9" draw:text-style-name="P21" draw:layer="layout" svg:width="1.992cm" svg:height="2.571cm" svg:x="21.661cm" svg:y="7.691cm">
          <draw:text-box>
            <text:p text:style-name="P1"><text:span text:style-name="T7">POSIX</text:span></text:p>
            <text:p text:style-name="P1"><text:span text:style-name="T7">(JVM)</text:span></text:p>
            <text:p text:style-name="P1"><text:span text:style-name="T7">(CLI)</text:span></text:p>
            <text:p text:style-name="P1"><text:span text:style-name="T7">...</text:span></text:p>
          </draw:text-box>
        </draw:frame>
        <draw:custom-shape draw:style-name="gr1" draw:text-style-name="P4" draw:layer="layout" svg:width="25.5cm" svg:height="7.5cm" svg:x="1.5cm" svg:y="11.5cm">
          <text:p text:style-name="P1">PyPy interpreter</text:p>
          <text:p text:style-name="P1">with Just In Time</text:p>
          <text:p text:style-name="P1">Optimizations</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 draw:text-style-name="P4" draw:layer="layout" svg:width="19.174cm" svg:height="1cm" svg:x="1.5cm" svg:y="19cm">
          <text:p text:style-name="P1">X</text:p>
          <draw:enhanced-geometry svg:viewBox="0 0 21600 21600" draw:type="rectangle" draw:enhanced-path="M 0 0 L 21600 0 21600 21600 0 21600 0 0 Z N"/>
        </draw:custom-shape>
        <draw:custom-shape draw:style-name="gr20" draw:text-style-name="P22" draw:layer="layout" svg:width="9cm" svg:height="2.5cm" svg:x="4.858cm" svg:y="8.612cm">
          <text:p text:style-name="P1"><text:span text:style-name="T9">Garbage</text:span></text:p>
          <text:p text:style-name="P1"><text:span text:style-name="T9">collector</text:span></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6" draw:layer="layout" svg:width="14.848cm" svg:height="11.136cm" svg:x="3.075cm" svg:y="2.257cm" draw:page-number="14" presentation:class="page"/>
          <draw:frame presentation:style-name="pr1" draw:text-style-name="P7"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GB" style:font-family-asian="'Bitstream Vera Sans'" style:font-family-generic-asian="system" style:font-pitch-asian="variable" style:font-size-asian="24pt" style:language-asian="en" style:country-asian="GB" style:font-family-complex="'Bitstream Vera Sans'" style:font-family-generic-complex="system" style:font-pitch-complex="variable" style:font-size-complex="24pt" style:language-complex="en" style:country-complex="GB"/>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title" style:family="presentation">
      <style:graphic-properties draw:stroke="none" draw:fill="none" draw:textarea-vertical-align="middle">
        <text:list-style style:name="Standard-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text:list-style style:name="Stand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Standard" style:page-layout-name="PM1" draw:style-name="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umb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creation-date>2007-11-01T12:05:47</meta:creation-date>
    <dc:date>2008-04-10T08:47:33</dc:date>
    <meta:editing-cycles>12</meta:editing-cycles>
    <meta:editing-duration>PT11H30M51S</meta:editing-duration>
    <meta:user-defined meta:name="Info 1"/>
    <meta:user-defined meta:name="Info 2"/>
    <meta:user-defined meta:name="Info 3"/>
    <meta:user-defined meta:name="Info 4"/>
    <meta:document-statistic meta:object-count="260"/>
  </office:meta>
</office:document-meta>
</file>